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209d" officeooo:paragraph-rsid="001f209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nk to all out answers : <text:a xlink:type="simple" xlink:href="https://lucid.app/lucidspark/87f83008-1efb-4254-8092-2a637e21b85c/edit?viewport_loc=1631%2C-1967%2C14295%2C7044%2C0_0&amp;invitationId=inv_5b9de419-5bba-415e-8075-4acdd6b0e169" text:style-name="Internet_20_link" text:visited-style-name="Visited_20_Internet_20_Link">https://lucid.app/lucidspark/87f83008-1efb-4254-8092-2a637e21b85c/edit?viewport_loc=1631%2C-1967%2C14295%2C7044%2C0_0&amp;invitationId=inv_5b9de419-5bba-415e-8075-4acdd6b0e169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L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L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4T20:39:02.241875652</meta:creation-date>
    <dc:date>2025-05-14T20:40:38.398476110</dc:date>
    <meta:editing-duration>PT1M36S</meta:editing-duration>
    <meta:editing-cycles>1</meta:editing-cycles>
    <meta:document-statistic meta:table-count="0" meta:image-count="0" meta:object-count="0" meta:page-count="1" meta:paragraph-count="1" meta:word-count="7" meta:character-count="197" meta:non-whitespace-character-count="191"/>
    <meta:generator>LibreOffice/24.2.7.2$Linux_X86_64 LibreOffice_project/420$Build-2</meta:generator>
  </office:meta>
</office:document-meta>
</file>